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MS UI Gothic'" style:font-family-asian="'MS UI Gothic'" style:font-family-complex="'MS UI Gothic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